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68.22pt" svg:height="255.26pt" svg:x="7.03pt" svg:y="335.08pt">
            <draw:object draw:notify-on-update-of-ranges="Sheet1.A7:Sheet1.A7 Sheet1.C7:Sheet1.J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9.81pt" svg:height="255.26pt" svg:x="380.72pt" svg:y="333.55pt">
            <draw:object draw:notify-on-update-of-ranges="Sheet1.C6:Sheet1.J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4.05pt" svg:height="255.23pt" svg:x="11.74pt" svg:y="930.7pt">
            <draw:object draw:notify-on-update-of-ranges="Sheet1.A20:Sheet1.A20 Sheet1.C20:Sheet1.J20 Sheet1.A21:Sheet1.A21 Sheet1.C21:Sheet1.J21 Sheet1.A22:Sheet1.A22 Sheet1.C22:Sheet1.J22 Sheet1.A23:Sheet1.A23 Sheet1.C23:Sheet1.J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487.87pt" svg:y="935.01pt">
            <draw:object draw:notify-on-update-of-ranges="Sheet1.A12:Sheet1.A12 Sheet1.C12:Sheet1.J12 Sheet1.A13:Sheet1.A13 Sheet1.C13:Sheet1.J13 Sheet1.A14:Sheet1.A14 Sheet1.C14:Sheet1.J14 Sheet1.A15:Sheet1.A15 Sheet1.C15:Sheet1.J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359.69pt" svg:height="255.23pt" svg:x="10.12pt" svg:y="612.94pt">
            <draw:object draw:notify-on-update-of-ranges="Sheet1.C5:Sheet1.J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59.66pt" svg:height="255.26pt" svg:x="386.19pt" svg:y="613.67pt">
            <draw:object draw:notify-on-update-of-ranges="Sheet1.C4:Sheet1.J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Runtim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 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blem Size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2.28" calcext:value-type="float">
            <text:p>2.28</text:p>
          </table:table-cell>
          <table:table-cell office:value-type="float" office:value="1.786" calcext:value-type="float">
            <text:p>1.786</text:p>
          </table:table-cell>
          <table:table-cell office:value-type="float" office:value="1.55" calcext:value-type="float">
            <text:p>1.55</text:p>
          </table:table-cell>
          <table:table-cell office:value-type="float" office:value="2.01" calcext:value-type="float">
            <text:p>2.01</text:p>
          </table:table-cell>
          <table:table-cell office:value-type="float" office:value="1.8" calcext:value-type="float">
            <text:p>1.8</text:p>
          </table:table-cell>
          <table:table-cell office:value-type="float" office:value="1.63" calcext:value-type="float">
            <text:p>1.6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float" office:value="17.69" calcext:value-type="float">
            <text:p>17.69</text:p>
          </table:table-cell>
          <table:table-cell office:value-type="float" office:value="13.65" calcext:value-type="float">
            <text:p>13.65</text:p>
          </table:table-cell>
          <table:table-cell office:value-type="float" office:value="11.37" calcext:value-type="float">
            <text:p>11.37</text:p>
          </table:table-cell>
          <table:table-cell office:value-type="float" office:value="16.96" calcext:value-type="float">
            <text:p>16.96</text:p>
          </table:table-cell>
          <table:table-cell office:value-type="float" office:value="14.94" calcext:value-type="float">
            <text:p>14.94</text:p>
          </table:table-cell>
          <table:table-cell office:value-type="float" office:value="13.514" calcext:value-type="float">
            <text:p>13.514</text:p>
          </table:table-cell>
          <table:table-cell office:value-type="float" office:value="12.53" calcext:value-type="float">
            <text:p>12.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230.01" calcext:value-type="float">
            <text:p>230.01</text:p>
          </table:table-cell>
          <table:table-cell office:value-type="float" office:value="139.54" calcext:value-type="float">
            <text:p>139.54</text:p>
          </table:table-cell>
          <table:table-cell office:value-type="float" office:value="105.02" calcext:value-type="float">
            <text:p>105.02</text:p>
          </table:table-cell>
          <table:table-cell office:value-type="float" office:value="89.71" calcext:value-type="float">
            <text:p>89.71</text:p>
          </table:table-cell>
          <table:table-cell office:value-type="float" office:value="132.46" calcext:value-type="float">
            <text:p>132.46</text:p>
          </table:table-cell>
          <table:table-cell office:value-type="float" office:value="116.09" calcext:value-type="float">
            <text:p>116.09</text:p>
          </table:table-cell>
          <table:table-cell office:value-type="float" office:value="104.96" calcext:value-type="float">
            <text:p>104.96</text:p>
          </table:table-cell>
          <table:table-cell office:value-type="float" office:value="95.86" calcext:value-type="float">
            <text:p>95.8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eedu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 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blem Size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[.C4]/[.C4]" office:value-type="float" office:value="1" calcext:value-type="float">
            <text:p>1</text:p>
          </table:table-cell>
          <table:table-cell table:formula="of:=[.C4]/[.D4]" office:value-type="float" office:value="1.44444444444444" calcext:value-type="float">
            <text:p>1.44444444444444</text:p>
          </table:table-cell>
          <table:table-cell table:formula="of:=[.C4]/[.E4]" office:value-type="float" office:value="1.57575757575758" calcext:value-type="float">
            <text:p>1.57575757575758</text:p>
          </table:table-cell>
          <table:table-cell table:formula="of:=[.C4]/[.F4]" office:value-type="float" office:value="1.57575757575758" calcext:value-type="float">
            <text:p>1.57575757575758</text:p>
          </table:table-cell>
          <table:table-cell table:formula="of:=[.C4]/[.G4]" office:value-type="float" office:value="1.44444444444444" calcext:value-type="float">
            <text:p>1.44444444444444</text:p>
          </table:table-cell>
          <table:table-cell table:formula="of:=[.C4]/[.H4]" office:value-type="float" office:value="1.40540540540541" calcext:value-type="float">
            <text:p>1.40540540540541</text:p>
          </table:table-cell>
          <table:table-cell table:formula="of:=[.C4]/[.I4]" office:value-type="float" office:value="1.44444444444444" calcext:value-type="float">
            <text:p>1.44444444444444</text:p>
          </table:table-cell>
          <table:table-cell table:formula="of:=[.C4]/[.J4]" office:value-type="float" office:value="1.40540540540541" calcext:value-type="float">
            <text:p>1.405405405405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[.C5]/[.C5]" office:value-type="float" office:value="1" calcext:value-type="float">
            <text:p>1</text:p>
          </table:table-cell>
          <table:table-cell table:formula="of:=[.C5]/[.D5]" office:value-type="float" office:value="1.62719298245614" calcext:value-type="float">
            <text:p>1.62719298245614</text:p>
          </table:table-cell>
          <table:table-cell table:formula="of:=[.C5]/[.E5]" office:value-type="float" office:value="2.07726763717805" calcext:value-type="float">
            <text:p>2.07726763717805</text:p>
          </table:table-cell>
          <table:table-cell table:formula="of:=[.C5]/[.F5]" office:value-type="float" office:value="2.39354838709677" calcext:value-type="float">
            <text:p>2.39354838709677</text:p>
          </table:table-cell>
          <table:table-cell table:formula="of:=[.C5]/[.G5]" office:value-type="float" office:value="1.84577114427861" calcext:value-type="float">
            <text:p>1.84577114427861</text:p>
          </table:table-cell>
          <table:table-cell table:formula="of:=[.C5]/[.H5]" office:value-type="float" office:value="2.06111111111111" calcext:value-type="float">
            <text:p>2.06111111111111</text:p>
          </table:table-cell>
          <table:table-cell table:formula="of:=[.C5]/[.I5]" office:value-type="float" office:value="2.2760736196319" calcext:value-type="float">
            <text:p>2.2760736196319</text:p>
          </table:table-cell>
          <table:table-cell table:formula="of:=[.C5]/[.J5]" office:value-type="float" office:value="2.40909090909091" calcext:value-type="float">
            <text:p>2.409090909090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formula="of:=[.C6]/[.C6]" office:value-type="float" office:value="1" calcext:value-type="float">
            <text:p>1</text:p>
          </table:table-cell>
          <table:table-cell table:formula="of:=[.C6]/[.D6]" office:value-type="float" office:value="1.65291124929339" calcext:value-type="float">
            <text:p>1.65291124929339</text:p>
          </table:table-cell>
          <table:table-cell table:formula="of:=[.C6]/[.E6]" office:value-type="float" office:value="2.14212454212454" calcext:value-type="float">
            <text:p>2.14212454212454</text:p>
          </table:table-cell>
          <table:table-cell table:formula="of:=[.C6]/[.F6]" office:value-type="float" office:value="2.5716798592788" calcext:value-type="float">
            <text:p>2.5716798592788</text:p>
          </table:table-cell>
          <table:table-cell table:formula="of:=[.C6]/[.G6]" office:value-type="float" office:value="1.72405660377358" calcext:value-type="float">
            <text:p>1.72405660377358</text:p>
          </table:table-cell>
          <table:table-cell table:formula="of:=[.C6]/[.H6]" office:value-type="float" office:value="1.95716198125837" calcext:value-type="float">
            <text:p>1.95716198125837</text:p>
          </table:table-cell>
          <table:table-cell table:formula="of:=[.C6]/[.I6]" office:value-type="float" office:value="2.16368210744413" calcext:value-type="float">
            <text:p>2.16368210744413</text:p>
          </table:table-cell>
          <table:table-cell table:formula="of:=[.C6]/[.J6]" office:value-type="float" office:value="2.33359936153232" calcext:value-type="float">
            <text:p>2.333599361532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table:formula="of:=[.C7]/[.C7]" office:value-type="float" office:value="1" calcext:value-type="float">
            <text:p>1</text:p>
          </table:table-cell>
          <table:table-cell table:formula="of:=[.C7]/[.D7]" office:value-type="float" office:value="1.64834456069944" calcext:value-type="float">
            <text:p>1.64834456069944</text:p>
          </table:table-cell>
          <table:table-cell table:formula="of:=[.C7]/[.E7]" office:value-type="float" office:value="2.19015425633213" calcext:value-type="float">
            <text:p>2.19015425633213</text:p>
          </table:table-cell>
          <table:table-cell table:formula="of:=[.C7]/[.F7]" office:value-type="float" office:value="2.5639282131312" calcext:value-type="float">
            <text:p>2.5639282131312</text:p>
          </table:table-cell>
          <table:table-cell table:formula="of:=[.C7]/[.G7]" office:value-type="float" office:value="1.73644873924204" calcext:value-type="float">
            <text:p>1.73644873924204</text:p>
          </table:table-cell>
          <table:table-cell table:formula="of:=[.C7]/[.H7]" office:value-type="float" office:value="1.98130760616763" calcext:value-type="float">
            <text:p>1.98130760616763</text:p>
          </table:table-cell>
          <table:table-cell table:formula="of:=[.C7]/[.I7]" office:value-type="float" office:value="2.19140625" calcext:value-type="float">
            <text:p>2.19140625</text:p>
          </table:table-cell>
          <table:table-cell table:formula="of:=[.C7]/[.J7]" office:value-type="float" office:value="2.39943667848946" calcext:value-type="float">
            <text:p>2.3994366784894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fficienc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 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blem Size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[.C12]/1" office:value-type="float" office:value="1" calcext:value-type="float">
            <text:p>1</text:p>
          </table:table-cell>
          <table:table-cell table:formula="of:=[.D12]/2" office:value-type="float" office:value="0.722222222222222" calcext:value-type="float">
            <text:p>0.722222222222222</text:p>
          </table:table-cell>
          <table:table-cell table:formula="of:=[.E12]/3" office:value-type="float" office:value="0.525252525252525" calcext:value-type="float">
            <text:p>0.525252525252525</text:p>
          </table:table-cell>
          <table:table-cell table:formula="of:=[.F12]/4" office:value-type="float" office:value="0.393939393939394" calcext:value-type="float">
            <text:p>0.393939393939394</text:p>
          </table:table-cell>
          <table:table-cell table:formula="of:=[.G12]/5" office:value-type="float" office:value="0.288888888888889" calcext:value-type="float">
            <text:p>0.288888888888889</text:p>
          </table:table-cell>
          <table:table-cell table:formula="of:=[.H12]/6" office:value-type="float" office:value="0.234234234234234" calcext:value-type="float">
            <text:p>0.234234234234234</text:p>
          </table:table-cell>
          <table:table-cell table:formula="of:=[.I12]/7" office:value-type="float" office:value="0.206349206349206" calcext:value-type="float">
            <text:p>0.206349206349206</text:p>
          </table:table-cell>
          <table:table-cell table:formula="of:=[.J12]/8" office:value-type="float" office:value="0.175675675675676" calcext:value-type="float">
            <text:p>0.1756756756756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[.C13]/1" office:value-type="float" office:value="1" calcext:value-type="float">
            <text:p>1</text:p>
          </table:table-cell>
          <table:table-cell table:formula="of:=[.D13]/2" office:value-type="float" office:value="0.81359649122807" calcext:value-type="float">
            <text:p>0.81359649122807</text:p>
          </table:table-cell>
          <table:table-cell table:formula="of:=[.E13]/3" office:value-type="float" office:value="0.692422545726017" calcext:value-type="float">
            <text:p>0.692422545726017</text:p>
          </table:table-cell>
          <table:table-cell table:formula="of:=[.F13]/4" office:value-type="float" office:value="0.598387096774194" calcext:value-type="float">
            <text:p>0.598387096774194</text:p>
          </table:table-cell>
          <table:table-cell table:formula="of:=[.G13]/5" office:value-type="float" office:value="0.369154228855721" calcext:value-type="float">
            <text:p>0.369154228855721</text:p>
          </table:table-cell>
          <table:table-cell table:formula="of:=[.H13]/6" office:value-type="float" office:value="0.343518518518518" calcext:value-type="float">
            <text:p>0.343518518518518</text:p>
          </table:table-cell>
          <table:table-cell table:formula="of:=[.I13]/7" office:value-type="float" office:value="0.325153374233129" calcext:value-type="float">
            <text:p>0.325153374233129</text:p>
          </table:table-cell>
          <table:table-cell table:formula="of:=[.J13]/8" office:value-type="float" office:value="0.301136363636364" calcext:value-type="float">
            <text:p>0.3011363636363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formula="of:=[.C14]/1" office:value-type="float" office:value="1" calcext:value-type="float">
            <text:p>1</text:p>
          </table:table-cell>
          <table:table-cell table:formula="of:=[.D14]/2" office:value-type="float" office:value="0.826455624646693" calcext:value-type="float">
            <text:p>0.826455624646693</text:p>
          </table:table-cell>
          <table:table-cell table:formula="of:=[.E14]/3" office:value-type="float" office:value="0.714041514041514" calcext:value-type="float">
            <text:p>0.714041514041514</text:p>
          </table:table-cell>
          <table:table-cell table:formula="of:=[.F14]/4" office:value-type="float" office:value="0.642919964819701" calcext:value-type="float">
            <text:p>0.642919964819701</text:p>
          </table:table-cell>
          <table:table-cell table:formula="of:=[.G14]/5" office:value-type="float" office:value="0.344811320754717" calcext:value-type="float">
            <text:p>0.344811320754717</text:p>
          </table:table-cell>
          <table:table-cell table:formula="of:=[.H14]/6" office:value-type="float" office:value="0.326193663543061" calcext:value-type="float">
            <text:p>0.326193663543061</text:p>
          </table:table-cell>
          <table:table-cell table:formula="of:=[.I14]/7" office:value-type="float" office:value="0.30909744392059" calcext:value-type="float">
            <text:p>0.30909744392059</text:p>
          </table:table-cell>
          <table:table-cell table:formula="of:=[.J14]/8" office:value-type="float" office:value="0.29169992019154" calcext:value-type="float">
            <text:p>0.2916999201915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table:formula="of:=[.C15]/1" office:value-type="float" office:value="1" calcext:value-type="float">
            <text:p>1</text:p>
          </table:table-cell>
          <table:table-cell table:formula="of:=[.D15]/2" office:value-type="float" office:value="0.824172280349721" calcext:value-type="float">
            <text:p>0.824172280349721</text:p>
          </table:table-cell>
          <table:table-cell table:formula="of:=[.E15]/3" office:value-type="float" office:value="0.730051418777376" calcext:value-type="float">
            <text:p>0.730051418777376</text:p>
          </table:table-cell>
          <table:table-cell table:formula="of:=[.F15]/4" office:value-type="float" office:value="0.6409820532828" calcext:value-type="float">
            <text:p>0.6409820532828</text:p>
          </table:table-cell>
          <table:table-cell table:formula="of:=[.G15]/5" office:value-type="float" office:value="0.347289747848407" calcext:value-type="float">
            <text:p>0.347289747848407</text:p>
          </table:table-cell>
          <table:table-cell table:formula="of:=[.H15]/6" office:value-type="float" office:value="0.330217934361271" calcext:value-type="float">
            <text:p>0.330217934361271</text:p>
          </table:table-cell>
          <table:table-cell table:formula="of:=[.I15]/7" office:value-type="float" office:value="0.313058035714286" calcext:value-type="float">
            <text:p>0.313058035714286</text:p>
          </table:table-cell>
          <table:table-cell table:formula="of:=[.J15]/8" office:value-type="float" office:value="0.299929584811183" calcext:value-type="float">
            <text:p>0.299929584811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01:56:25.536914471</meta:creation-date>
    <dc:date>2019-12-04T02:25:02.922536209</dc:date>
    <meta:editing-duration>PT28M29S</meta:editing-duration>
    <meta:editing-cycles>21</meta:editing-cycles>
    <meta:generator>LibreOffice/6.2.8.2$Linux_X86_64 LibreOffice_project/20$Build-2</meta:generator>
    <meta:document-statistic meta:table-count="1" meta:cell-count="14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91cm" svg:height="9.006cm" xlink:href=".." xlink:type="simple" chart:class="chart:line" chart:style-name="ch1">
        <chart:title svg:x="4.546cm" svg:y="0.316cm" chart:style-name="ch2">
          <text:p>Runtime for N=512</text:p>
        </chart:title>
        <chart:plot-area chart:style-name="ch3" table:cell-range-address="Sheet1.A7:Sheet1.A7 Sheet1.C7:Sheet1.J7" chart:data-source-has-labels="column" svg:x="1.27cm" svg:y="1.275cm" svg:width="11.462cm" svg:height="6.57cm">
          <chartooo:coordinate-region svg:x="2.077cm" svg:y="1.474cm" svg:width="10.561cm" svg:height="5.724cm"/>
          <chart:axis chart:dimension="x" chart:name="primary-x" chart:style-name="ch4">
            <chart:title svg:x="5.952cm" svg:y="8.025cm" chart:style-name="ch5">
              <text:p>Thread Count</text:p>
            </chart:title>
          </chart:axis>
          <chart:axis chart:dimension="y" chart:name="primary-y" chart:style-name="ch4">
            <chart:title svg:x="0.451cm" svg:y="5.252cm" chart:style-name="ch6">
              <text:p>Seconds</text:p>
            </chart:title>
            <chart:grid chart:style-name="ch7" chart:class="major"/>
          </chart:axis>
          <chart:series chart:style-name="ch8" chart:values-cell-range-address="Sheet1.C7:Sheet1.J7" chart:label-cell-address="Sheet1.A7:Sheet1.A7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512</text:p>
                <draw:g>
                  <svg:desc>Sheet1.A7:Sheet1.A7</svg:desc>
                </draw:g>
              </table:table-cell>
              <table:table-cell office:value-type="float" office:value="230.01">
                <text:p>230.01</text:p>
                <draw:g>
                  <svg:desc>Sheet1.C7:Sheet1.J7</svg:desc>
                </draw:g>
              </table:table-cell>
              <table:table-cell office:value-type="float" office:value="139.54">
                <text:p>139.54</text:p>
              </table:table-cell>
              <table:table-cell office:value-type="float" office:value="105.02">
                <text:p>105.02</text:p>
              </table:table-cell>
              <table:table-cell office:value-type="float" office:value="89.71">
                <text:p>89.71</text:p>
              </table:table-cell>
              <table:table-cell office:value-type="float" office:value="132.46">
                <text:p>132.46</text:p>
              </table:table-cell>
              <table:table-cell office:value-type="float" office:value="116.09">
                <text:p>116.09</text:p>
              </table:table-cell>
              <table:table-cell office:value-type="float" office:value="104.96">
                <text:p>104.96</text:p>
              </table:table-cell>
              <table:table-cell office:value-type="float" office:value="95.86">
                <text:p>95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84cm" svg:y="0.316cm" chart:style-name="ch2">
          <text:p>Relative Speedup</text:p>
        </chart:title>
        <chart:legend chart:legend-position="end" svg:x="14.1cm" svg:y="3.454cm" style:legend-expansion="high" chart:style-name="ch3"/>
        <chart:plot-area chart:style-name="ch4" table:cell-range-address="Sheet1.A12:Sheet1.A15 Sheet1.C12:Sheet1.J15" chart:data-source-has-labels="column" svg:x="1.331cm" svg:y="1.275cm" svg:width="12.449cm" svg:height="6.564cm">
          <chartooo:coordinate-region svg:x="2.058cm" svg:y="1.474cm" svg:width="11.628cm" svg:height="5.718cm"/>
          <chart:axis chart:dimension="x" chart:name="primary-x" chart:style-name="ch5">
            <chart:title svg:x="6.506cm" svg:y="8.019cm" chart:style-name="ch6">
              <text:p>Thread Count</text:p>
            </chart:title>
            <chart:grid chart:style-name="ch7" chart:class="major"/>
          </chart:axis>
          <chart:axis chart:dimension="y" chart:name="primary-y" chart:style-name="ch5">
            <chart:title svg:x="0.451cm" svg:y="5.276cm" chart:style-name="ch8">
              <text:p>Speedup</text:p>
            </chart:title>
            <chart:grid chart:style-name="ch7" chart:class="major"/>
          </chart:axis>
          <chart:series chart:style-name="ch9" chart:values-cell-range-address="Sheet1.C12:Sheet1.J12" chart:label-cell-address="Sheet1.A12:Sheet1.A12" chart:class="chart:line">
            <chart:data-point chart:repeated="8"/>
          </chart:series>
          <chart:series chart:style-name="ch10" chart:values-cell-range-address="Sheet1.C13:Sheet1.J13" chart:label-cell-address="Sheet1.A13:Sheet1.A13" chart:class="chart:line">
            <chart:data-point chart:repeated="8"/>
          </chart:series>
          <chart:series chart:style-name="ch11" chart:values-cell-range-address="Sheet1.C14:Sheet1.J14" chart:label-cell-address="Sheet1.A14:Sheet1.A14" chart:class="chart:line">
            <chart:data-point chart:repeated="8"/>
          </chart:series>
          <chart:series chart:style-name="ch12" chart:values-cell-range-address="Sheet1.C15:Sheet1.J15" chart:label-cell-address="Sheet1.A15:Sheet1.A15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Sheet1.A12:Sheet1.A12</svg:desc>
                </draw:g>
              </table:table-cell>
              <table:table-cell office:value-type="float" office:value="1">
                <text:p>1</text:p>
                <draw:g>
                  <svg:desc>Sheet1.C12:Sheet1.J12</svg:desc>
                </draw:g>
              </table:table-cell>
              <table:table-cell office:value-type="float" office:value="1.44444444444444">
                <text:p>1.44444444444444</text:p>
              </table:table-cell>
              <table:table-cell office:value-type="float" office:value="1.57575757575758">
                <text:p>1.57575757575758</text:p>
              </table:table-cell>
              <table:table-cell office:value-type="float" office:value="1.57575757575758">
                <text:p>1.57575757575758</text:p>
              </table:table-cell>
              <table:table-cell office:value-type="float" office:value="1.44444444444444">
                <text:p>1.44444444444444</text:p>
              </table:table-cell>
              <table:table-cell office:value-type="float" office:value="1.40540540540541">
                <text:p>1.40540540540541</text:p>
              </table:table-cell>
              <table:table-cell office:value-type="float" office:value="1.44444444444444">
                <text:p>1.44444444444444</text:p>
              </table:table-cell>
              <table:table-cell office:value-type="float" office:value="1.40540540540541">
                <text:p>1.40540540540541</text:p>
              </table:table-cell>
            </table:table-row>
            <table:table-row>
              <table:table-cell office:value-type="string">
                <text:p>128</text:p>
                <draw:g>
                  <svg:desc>Sheet1.A13:Sheet1.A13</svg:desc>
                </draw:g>
              </table:table-cell>
              <table:table-cell office:value-type="float" office:value="1">
                <text:p>1</text:p>
                <draw:g>
                  <svg:desc>Sheet1.C13:Sheet1.J13</svg:desc>
                </draw:g>
              </table:table-cell>
              <table:table-cell office:value-type="float" office:value="1.62719298245614">
                <text:p>1.62719298245614</text:p>
              </table:table-cell>
              <table:table-cell office:value-type="float" office:value="2.07726763717805">
                <text:p>2.07726763717805</text:p>
              </table:table-cell>
              <table:table-cell office:value-type="float" office:value="2.39354838709677">
                <text:p>2.39354838709677</text:p>
              </table:table-cell>
              <table:table-cell office:value-type="float" office:value="1.84577114427861">
                <text:p>1.84577114427861</text:p>
              </table:table-cell>
              <table:table-cell office:value-type="float" office:value="2.06111111111111">
                <text:p>2.06111111111111</text:p>
              </table:table-cell>
              <table:table-cell office:value-type="float" office:value="2.2760736196319">
                <text:p>2.2760736196319</text:p>
              </table:table-cell>
              <table:table-cell office:value-type="float" office:value="2.40909090909091">
                <text:p>2.40909090909091</text:p>
              </table:table-cell>
            </table:table-row>
            <table:table-row>
              <table:table-cell office:value-type="string">
                <text:p>256</text:p>
                <draw:g>
                  <svg:desc>Sheet1.A14:Sheet1.A14</svg:desc>
                </draw:g>
              </table:table-cell>
              <table:table-cell office:value-type="float" office:value="1">
                <text:p>1</text:p>
                <draw:g>
                  <svg:desc>Sheet1.C14:Sheet1.J14</svg:desc>
                </draw:g>
              </table:table-cell>
              <table:table-cell office:value-type="float" office:value="1.65291124929339">
                <text:p>1.65291124929339</text:p>
              </table:table-cell>
              <table:table-cell office:value-type="float" office:value="2.14212454212454">
                <text:p>2.14212454212454</text:p>
              </table:table-cell>
              <table:table-cell office:value-type="float" office:value="2.5716798592788">
                <text:p>2.5716798592788</text:p>
              </table:table-cell>
              <table:table-cell office:value-type="float" office:value="1.72405660377358">
                <text:p>1.72405660377358</text:p>
              </table:table-cell>
              <table:table-cell office:value-type="float" office:value="1.95716198125837">
                <text:p>1.95716198125837</text:p>
              </table:table-cell>
              <table:table-cell office:value-type="float" office:value="2.16368210744413">
                <text:p>2.16368210744413</text:p>
              </table:table-cell>
              <table:table-cell office:value-type="float" office:value="2.33359936153232">
                <text:p>2.33359936153232</text:p>
              </table:table-cell>
            </table:table-row>
            <table:table-row>
              <table:table-cell office:value-type="string">
                <text:p>512</text:p>
                <draw:g>
                  <svg:desc>Sheet1.A15:Sheet1.A15</svg:desc>
                </draw:g>
              </table:table-cell>
              <table:table-cell office:value-type="float" office:value="1">
                <text:p>1</text:p>
                <draw:g>
                  <svg:desc>Sheet1.C15:Sheet1.J15</svg:desc>
                </draw:g>
              </table:table-cell>
              <table:table-cell office:value-type="float" office:value="1.64834456069944">
                <text:p>1.64834456069944</text:p>
              </table:table-cell>
              <table:table-cell office:value-type="float" office:value="2.19015425633213">
                <text:p>2.19015425633213</text:p>
              </table:table-cell>
              <table:table-cell office:value-type="float" office:value="2.5639282131312">
                <text:p>2.5639282131312</text:p>
              </table:table-cell>
              <table:table-cell office:value-type="float" office:value="1.73644873924204">
                <text:p>1.73644873924204</text:p>
              </table:table-cell>
              <table:table-cell office:value-type="float" office:value="1.98130760616763">
                <text:p>1.98130760616763</text:p>
              </table:table-cell>
              <table:table-cell office:value-type="float" office:value="2.19140625">
                <text:p>2.19140625</text:p>
              </table:table-cell>
              <table:table-cell office:value-type="float" office:value="2.39943667848946">
                <text:p>2.399436678489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9cm" svg:height="9.005cm" xlink:href=".." xlink:type="simple" chart:class="chart:line" chart:style-name="ch1">
        <chart:title svg:x="6.947cm" svg:y="0.316cm" chart:style-name="ch2">
          <text:p>Efficiency</text:p>
        </chart:title>
        <chart:legend chart:legend-position="end" svg:x="14.119cm" svg:y="3.456cm" style:legend-expansion="high" chart:style-name="ch3"/>
        <chart:plot-area chart:style-name="ch4" table:cell-range-address="Sheet1.A20:Sheet1.A23 Sheet1.C20:Sheet1.J23" chart:data-source-has-labels="column" svg:x="1.331cm" svg:y="1.275cm" svg:width="12.468cm" svg:height="6.569cm">
          <chartooo:coordinate-region svg:x="2.058cm" svg:y="1.475cm" svg:width="11.647cm" svg:height="5.722cm"/>
          <chart:axis chart:dimension="x" chart:name="primary-x" chart:style-name="ch5">
            <chart:title svg:x="6.516cm" svg:y="8.024cm" chart:style-name="ch6">
              <text:p>Thread Count</text:p>
            </chart:title>
            <chart:grid chart:style-name="ch7" chart:class="major"/>
          </chart:axis>
          <chart:axis chart:dimension="y" chart:name="primary-y" chart:style-name="ch5">
            <chart:title svg:x="0.451cm" svg:y="5.304cm" chart:style-name="ch8">
              <text:p>Efficiency</text:p>
            </chart:title>
            <chart:grid chart:style-name="ch7" chart:class="major"/>
          </chart:axis>
          <chart:series chart:style-name="ch9" chart:values-cell-range-address="Sheet1.C20:Sheet1.J20" chart:label-cell-address="Sheet1.A20:Sheet1.A20" chart:class="chart:line">
            <chart:data-point chart:repeated="8"/>
          </chart:series>
          <chart:series chart:style-name="ch10" chart:values-cell-range-address="Sheet1.C21:Sheet1.J21" chart:label-cell-address="Sheet1.A21:Sheet1.A21" chart:class="chart:line">
            <chart:data-point chart:repeated="8"/>
          </chart:series>
          <chart:series chart:style-name="ch11" chart:values-cell-range-address="Sheet1.C22:Sheet1.J22" chart:label-cell-address="Sheet1.A22:Sheet1.A22" chart:class="chart:line">
            <chart:data-point chart:repeated="8"/>
          </chart:series>
          <chart:series chart:style-name="ch12" chart:values-cell-range-address="Sheet1.C23:Sheet1.J23" chart:label-cell-address="Sheet1.A23:Sheet1.A2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Sheet1.A20:Sheet1.A20</svg:desc>
                </draw:g>
              </table:table-cell>
              <table:table-cell office:value-type="float" office:value="1">
                <text:p>1</text:p>
                <draw:g>
                  <svg:desc>Sheet1.C20:Sheet1.J20</svg:desc>
                </draw:g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525252525252525">
                <text:p>0.525252525252525</text:p>
              </table:table-cell>
              <table:table-cell office:value-type="float" office:value="0.393939393939394">
                <text:p>0.393939393939394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234234234234234">
                <text:p>0.234234234234234</text:p>
              </table:table-cell>
              <table:table-cell office:value-type="float" office:value="0.206349206349206">
                <text:p>0.206349206349206</text:p>
              </table:table-cell>
              <table:table-cell office:value-type="float" office:value="0.175675675675676">
                <text:p>0.175675675675676</text:p>
              </table:table-cell>
            </table:table-row>
            <table:table-row>
              <table:table-cell office:value-type="string">
                <text:p>128</text:p>
                <draw:g>
                  <svg:desc>Sheet1.A21:Sheet1.A21</svg:desc>
                </draw:g>
              </table:table-cell>
              <table:table-cell office:value-type="float" office:value="1">
                <text:p>1</text:p>
                <draw:g>
                  <svg:desc>Sheet1.C21:Sheet1.J21</svg:desc>
                </draw:g>
              </table:table-cell>
              <table:table-cell office:value-type="float" office:value="0.81359649122807">
                <text:p>0.81359649122807</text:p>
              </table:table-cell>
              <table:table-cell office:value-type="float" office:value="0.692422545726017">
                <text:p>0.692422545726017</text:p>
              </table:table-cell>
              <table:table-cell office:value-type="float" office:value="0.598387096774194">
                <text:p>0.598387096774194</text:p>
              </table:table-cell>
              <table:table-cell office:value-type="float" office:value="0.369154228855721">
                <text:p>0.369154228855721</text:p>
              </table:table-cell>
              <table:table-cell office:value-type="float" office:value="0.343518518518518">
                <text:p>0.343518518518518</text:p>
              </table:table-cell>
              <table:table-cell office:value-type="float" office:value="0.325153374233129">
                <text:p>0.325153374233129</text:p>
              </table:table-cell>
              <table:table-cell office:value-type="float" office:value="0.301136363636364">
                <text:p>0.301136363636364</text:p>
              </table:table-cell>
            </table:table-row>
            <table:table-row>
              <table:table-cell office:value-type="string">
                <text:p>256</text:p>
                <draw:g>
                  <svg:desc>Sheet1.A22:Sheet1.A22</svg:desc>
                </draw:g>
              </table:table-cell>
              <table:table-cell office:value-type="float" office:value="1">
                <text:p>1</text:p>
                <draw:g>
                  <svg:desc>Sheet1.C22:Sheet1.J22</svg:desc>
                </draw:g>
              </table:table-cell>
              <table:table-cell office:value-type="float" office:value="0.826455624646693">
                <text:p>0.826455624646693</text:p>
              </table:table-cell>
              <table:table-cell office:value-type="float" office:value="0.714041514041514">
                <text:p>0.714041514041514</text:p>
              </table:table-cell>
              <table:table-cell office:value-type="float" office:value="0.642919964819701">
                <text:p>0.642919964819701</text:p>
              </table:table-cell>
              <table:table-cell office:value-type="float" office:value="0.344811320754717">
                <text:p>0.344811320754717</text:p>
              </table:table-cell>
              <table:table-cell office:value-type="float" office:value="0.326193663543061">
                <text:p>0.326193663543061</text:p>
              </table:table-cell>
              <table:table-cell office:value-type="float" office:value="0.30909744392059">
                <text:p>0.30909744392059</text:p>
              </table:table-cell>
              <table:table-cell office:value-type="float" office:value="0.29169992019154">
                <text:p>0.29169992019154</text:p>
              </table:table-cell>
            </table:table-row>
            <table:table-row>
              <table:table-cell office:value-type="string">
                <text:p>512</text:p>
                <draw:g>
                  <svg:desc>Sheet1.A23:Sheet1.A23</svg:desc>
                </draw:g>
              </table:table-cell>
              <table:table-cell office:value-type="float" office:value="1">
                <text:p>1</text:p>
                <draw:g>
                  <svg:desc>Sheet1.C23:Sheet1.J23</svg:desc>
                </draw:g>
              </table:table-cell>
              <table:table-cell office:value-type="float" office:value="0.824172280349721">
                <text:p>0.824172280349721</text:p>
              </table:table-cell>
              <table:table-cell office:value-type="float" office:value="0.730051418777376">
                <text:p>0.730051418777376</text:p>
              </table:table-cell>
              <table:table-cell office:value-type="float" office:value="0.6409820532828">
                <text:p>0.6409820532828</text:p>
              </table:table-cell>
              <table:table-cell office:value-type="float" office:value="0.347289747848407">
                <text:p>0.347289747848407</text:p>
              </table:table-cell>
              <table:table-cell office:value-type="float" office:value="0.330217934361271">
                <text:p>0.330217934361271</text:p>
              </table:table-cell>
              <table:table-cell office:value-type="float" office:value="0.313058035714286">
                <text:p>0.313058035714286</text:p>
              </table:table-cell>
              <table:table-cell office:value-type="float" office:value="0.299929584811183">
                <text:p>0.2999295848111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47cm" svg:height="9.006cm" xlink:href=".." xlink:type="simple" chart:class="chart:line" chart:style-name="ch1">
        <chart:title svg:x="4.574cm" svg:y="0.316cm" chart:style-name="ch2">
          <text:p>Runtime for N=256</text:p>
        </chart:title>
        <chart:plot-area chart:style-name="ch3" table:cell-range-address="Sheet1.C6:Sheet1.J6" svg:x="1.271cm" svg:y="1.275cm" svg:width="11.516cm" svg:height="6.57cm">
          <chartooo:coordinate-region svg:x="1.892cm" svg:y="1.474cm" svg:width="10.801cm" svg:height="5.724cm"/>
          <chart:axis chart:dimension="x" chart:name="primary-x" chart:style-name="ch4">
            <chart:title svg:x="5.98cm" svg:y="8.025cm" chart:style-name="ch5">
              <text:p>Thread Count</text:p>
            </chart:title>
          </chart:axis>
          <chart:axis chart:dimension="y" chart:name="primary-y" chart:style-name="ch4">
            <chart:title svg:x="0.451cm" svg:y="5.252cm" chart:style-name="ch6">
              <text:p>Seconds</text:p>
            </chart:title>
            <chart:grid chart:style-name="ch7" chart:class="major"/>
          </chart:axis>
          <chart:series chart:style-name="ch8" chart:values-cell-range-address="Sheet1.C6:Sheet1.J6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9.24">
                <text:p>29.24</text:p>
                <draw:g>
                  <svg:desc>Sheet1.C6:Sheet1.J6</svg:desc>
                </draw:g>
              </table:table-cell>
              <table:table-cell office:value-type="float" office:value="17.69">
                <text:p>17.69</text:p>
              </table:table-cell>
              <table:table-cell office:value-type="float" office:value="13.65">
                <text:p>13.65</text:p>
              </table:table-cell>
              <table:table-cell office:value-type="float" office:value="11.37">
                <text:p>11.37</text:p>
              </table:table-cell>
              <table:table-cell office:value-type="float" office:value="16.96">
                <text:p>16.96</text:p>
              </table:table-cell>
              <table:table-cell office:value-type="float" office:value="14.94">
                <text:p>14.94</text:p>
              </table:table-cell>
              <table:table-cell office:value-type="float" office:value="13.514">
                <text:p>13.514</text:p>
              </table:table-cell>
              <table:table-cell office:value-type="float" office:value="12.53">
                <text:p>12.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69cm" svg:height="9.005cm" xlink:href=".." xlink:type="simple" chart:class="chart:line" chart:style-name="ch1">
        <chart:title svg:x="4.396cm" svg:y="0.316cm" chart:style-name="ch2">
          <text:p>Runtime for N=128</text:p>
        </chart:title>
        <chart:plot-area chart:style-name="ch3" table:cell-range-address="Sheet1.C5:Sheet1.J5" svg:x="1.264cm" svg:y="1.275cm" svg:width="11.173cm" svg:height="6.569cm">
          <chartooo:coordinate-region svg:x="1.991cm" svg:y="1.474cm" svg:width="10.352cm" svg:height="5.723cm"/>
          <chart:axis chart:dimension="x" chart:name="primary-x" chart:style-name="ch4">
            <chart:title svg:x="5.801cm" svg:y="8.024cm" chart:style-name="ch5">
              <text:p>Thread Count</text:p>
            </chart:title>
          </chart:axis>
          <chart:axis chart:dimension="y" chart:name="primary-y" chart:style-name="ch4">
            <chart:title svg:x="0.451cm" svg:y="5.251cm" chart:style-name="ch6">
              <text:p>Seconds</text:p>
            </chart:title>
            <chart:grid chart:style-name="ch7" chart:class="major"/>
          </chart:axis>
          <chart:series chart:style-name="ch8" chart:values-cell-range-address="Sheet1.C5:Sheet1.J5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3.71">
                <text:p>3.71</text:p>
                <draw:g>
                  <svg:desc>Sheet1.C5:Sheet1.J5</svg:desc>
                </draw:g>
              </table:table-cell>
              <table:table-cell office:value-type="float" office:value="2.28">
                <text:p>2.28</text:p>
              </table:table-cell>
              <table:table-cell office:value-type="float" office:value="1.786">
                <text:p>1.786</text:p>
              </table:table-cell>
              <table:table-cell office:value-type="float" office:value="1.55">
                <text:p>1.55</text:p>
              </table:table-cell>
              <table:table-cell office:value-type="float" office:value="2.01">
                <text:p>2.01</text:p>
              </table:table-cell>
              <table:table-cell office:value-type="float" office:value="1.8">
                <text:p>1.8</text:p>
              </table:table-cell>
              <table:table-cell office:value-type="float" office:value="1.63">
                <text:p>1.63</text:p>
              </table:table-cell>
              <table:table-cell office:value-type="float" office:value="1.54">
                <text:p>1.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689cm" svg:height="9.006cm" xlink:href=".." xlink:type="simple" chart:class="chart:line" chart:style-name="ch1">
        <chart:title svg:x="4.514cm" svg:y="0.316cm" chart:style-name="ch2">
          <text:p>Runtime for N=64</text:p>
        </chart:title>
        <chart:plot-area chart:style-name="ch3" table:cell-range-address="Sheet1.C4:Sheet1.J4" svg:x="1.264cm" svg:y="1.275cm" svg:width="11.172cm" svg:height="6.57cm">
          <chartooo:coordinate-region svg:x="1.991cm" svg:y="1.475cm" svg:width="10.351cm" svg:height="5.723cm"/>
          <chart:axis chart:dimension="x" chart:name="primary-x" chart:style-name="ch4">
            <chart:title svg:x="5.801cm" svg:y="8.025cm" chart:style-name="ch5">
              <text:p>Thread Count</text:p>
            </chart:title>
          </chart:axis>
          <chart:axis chart:dimension="y" chart:name="primary-y" chart:style-name="ch4">
            <chart:title svg:x="0.451cm" svg:y="5.252cm" chart:style-name="ch6">
              <text:p>Seconds</text:p>
            </chart:title>
            <chart:grid chart:style-name="ch7" chart:class="major"/>
          </chart:axis>
          <chart:series chart:style-name="ch8" chart:values-cell-range-address="Sheet1.C4:Sheet1.J4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52">
                <text:p>0.52</text:p>
                <draw:g>
                  <svg:desc>Sheet1.C4:Sheet1.J4</svg:desc>
                </draw:g>
              </table:table-cell>
              <table:table-cell office:value-type="float" office:value="0.36">
                <text:p>0.36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0.36">
                <text:p>0.36</text:p>
              </table:table-cell>
              <table:table-cell office:value-type="float" office:value="0.37">
                <text:p>0.37</text:p>
              </table:table-cell>
              <table:table-cell office:value-type="float" office:value="0.36">
                <text:p>0.36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